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2:53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Conversions-Casting-Operator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lass and Object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Detail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Overload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o-whil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8:53:28Z</meta:creation-date>
    <dc:date>2021-08-16T18:53:28Z</dc:date>
    <meta:user-defined meta:name="date" meta:value-type="string">August  16, 2021 (02:53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